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P2" style:family="paragraph" style:parent-style-name="Standard">
      <style:paragraph-properties fo:text-align="start" style:justify-single-word="false"/>
      <style:text-properties fo:font-size="59pt" officeooo:rsid="00049d88" officeooo:paragraph-rsid="00049d88" style:font-size-asian="59pt" style:font-size-complex="59pt"/>
    </style:style>
    <style:style style:name="P3" style:family="paragraph" style:parent-style-name="Standard">
      <style:paragraph-properties fo:text-align="center" style:justify-single-word="false"/>
      <style:text-properties fo:font-size="59pt" officeooo:rsid="000aa64e" officeooo:paragraph-rsid="000aa64e" style:font-size-asian="59pt" style:font-size-complex="59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298cm"/>
        </style:tab-stops>
      </style:paragraph-properties>
      <style:text-properties fo:font-size="59pt" officeooo:rsid="000aa64e" officeooo:paragraph-rsid="000aa64e" style:font-size-asian="59pt" style:font-size-complex="59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1.298cm"/>
        </style:tab-stops>
      </style:paragraph-properties>
      <style:text-properties fo:font-size="59pt" fo:font-weight="bold" officeooo:rsid="000aa64e" officeooo:paragraph-rsid="000aa64e" style:font-size-asian="59pt" style:font-weight-asian="bold" style:font-size-complex="59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-1cm" style:auto-text-indent="false" fo:background-color="transparent">
        <style:tab-stops>
          <style:tab-stop style:position="-0.397cm"/>
          <style:tab-stop style:position="0.82cm"/>
        </style:tab-stops>
      </style:paragraph-properties>
      <style:text-properties fo:font-size="58pt" officeooo:rsid="000aa64e" officeooo:paragraph-rsid="000aa64e" style:font-size-asian="58pt" style:font-size-complex="58pt"/>
    </style:style>
    <style:style style:name="P7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1cm" style:auto-text-indent="false" style:page-number="auto" fo:background-color="transparent">
        <style:tab-stops>
          <style:tab-stop style:position="-0.397cm"/>
          <style:tab-stop style:position="0.82cm"/>
        </style:tab-stops>
      </style:paragraph-properties>
      <style:text-properties fo:font-size="58pt" officeooo:rsid="000aa64e" officeooo:paragraph-rsid="000aa64e" style:font-size-asian="58pt" style:font-size-complex="58pt"/>
    </style:style>
    <style:style style:name="T1" style:family="text">
      <style:text-properties officeooo:rsid="000aa64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ridge</text:span>:</text:p>
      <text:p text:style-name="P4"><text:span text:style-name="T2">Soft Drinks:<text:tab/>$10</text:span></text:p>
      <text:p text:style-name="P5">Beer:<text:tab/>$20</text:p>
      <text:p text:style-name="P3">(Min Donation)</text:p>
      <text:p text:style-name="P5"/>
      <text:list xml:id="list900578314" text:style-name="L1">
        <text:list-item>
          <text:p text:style-name="P7">Payment box in the fridge.</text:p>
        </text:list-item>
        <text:list-item>
          <text:p text:style-name="P6">Empties go in the cardboard carton belo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MT1" style:family="text"/>
    <style:style style:name="MT2" style:family="text">
      <style:text-properties officeooo:rsid="000aa64e"/>
    </style:style>
    <style:page-layout style:name="Mpm1">
      <style:page-layout-properties fo:page-width="29.693cm" fo:page-height="21.006cm" style:num-format="1" style:print-orientation="landscape" fo:margin-top="1.27cm" fo:margin-bottom="1.27cm" fo:margin-left="1.27cm" fo:margin-right="1.27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<text:span text:style-name="MT2">fridge</text:span>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0:22.609794666</meta:creation-date>
    <dc:date>2018-05-13T18:46:59.964307303</dc:date>
    <meta:editing-duration>PT2H25M54S</meta:editing-duration>
    <meta:editing-cycles>7</meta:editing-cycles>
    <meta:generator>LibreOffice/5.4.3.1$Linux_X86_64 LibreOffice_project/40m0$Build-1</meta:generator>
    <meta:document-statistic meta:table-count="0" meta:image-count="0" meta:object-count="0" meta:page-count="1" meta:paragraph-count="7" meta:word-count="24" meta:character-count="170" meta:non-whitespace-character-count="155"/>
  </office:meta>
</office:document-meta>
</file>